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fo:min-height="0.888cm"/>
    </style:style>
    <style:style style:name="pr8" style:family="presentation" style:parent-style-name="PPT_5f_Template3-outline1">
      <style:graphic-properties fo:min-height="8.893cm"/>
    </style:style>
    <style:style style:name="pr9" style:family="presentation" style:parent-style-name="PPT_5f_Template3-notes">
      <style:graphic-properties draw:fill-color="#ffffff" fo:min-height="13.364cm"/>
    </style:style>
    <style:style style:name="pr10" style:family="presentation" style:parent-style-name="PPT_5f_Template9-notes">
      <style:graphic-properties draw:fill-color="#ffffff" fo:min-height="13.365cm"/>
    </style:style>
    <style:style style:name="pr11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Topic Name – Linkers – Static Linking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P. Uday Kuma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2" draw:layer="layout" svg:width="18.414cm" svg:height="1.269cm" svg:x="1.186cm" svg:y="2.531cm" presentation:class="title" presentation:user-transformed="true">
          <draw:text-box>
            <text:p text:style-name="P5"><text:span text:style-name="T1">Sub Topic of the Presentation</text:span></text:p>
          </draw:text-box>
        </draw:frame>
        <draw:frame draw:name="Text Placeholder 2" presentation:style-name="pr5" draw:text-style-name="P4" draw:layer="layout" svg:width="17.271cm" svg:height="1.248cm" svg:x="3.048cm" svg:y="5.503cm" presentation:class="outline" presentation:user-transformed="true">
          <draw:text-box>
            <text:list text:style-name="L2">
              <text:list-item>
                <text:p text:style-name="P6"><text:span text:style-name="T3">Introduction</text:span></text:p>
              </text:list-item>
              <text:list-item>
                <text:p text:style-name="P6"><text:span text:style-name="T3">Why Linkers ?</text:span></text:p>
              </text:list-item>
              <text:list-item>
                <text:p text:style-name="P6"><text:span text:style-name="T3">What do Linkers do ?</text:span></text:p>
              </text:list-item>
              <text:list-item>
                <text:p text:style-name="P6"><text:span text:style-name="T3">Static Linnking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7" draw:layer="layout" svg:width="18.202cm" svg:height="0.888cm" svg:x="0.198cm" svg:y="0.312cm" presentation:class="title" presentation:user-transformed="true">
          <draw:text-box>
            <text:p>Introduction :</text:p>
          </draw:text-box>
        </draw:frame>
        <draw:frame presentation:style-name="pr8" draw:layer="layout" svg:width="18cm" svg:height="9.143cm" svg:x="1.2cm" svg:y="1.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5">Generally, Linkers are words that relate one idea or sentence of the text with another.</text:span></text:p>
                <text:p><text:span text:style-name="T5">Ex :Because, So, Therefore.</text:span></text:p>
              </text:list-item>
              <text:list-item>
                <text:p><text:span text:style-name="T5">In computer science, a linker is a program that takes one or more object files generated by an assembler and combines them into one, executable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7" draw:layer="layout" svg:width="18.202cm" svg:height="0.888cm" svg:x="0.198cm" svg:y="0.312cm" presentation:class="title" presentation:user-transformed="true">
          <draw:text-box>
            <text:p>Why Linkers ?</text:p>
          </draw:text-box>
        </draw:frame>
        <draw:frame presentation:style-name="pr8" draw:layer="layout" svg:width="18cm" svg:height="9.143cm" svg:x="1.2cm" svg:y="1.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5">Program can be written as a collection of smaller source files, rather than one monolithic mass.</text:span></text:p>
              </text:list-item>
              <text:list-item>
                <text:p><text:span text:style-name="T5">Can build libraries of common functions.</text:span></text:p>
                <text:p><text:span text:style-name="T5">Eg : Standard C librarie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7" draw:layer="layout" svg:width="18.202cm" svg:height="0.888cm" svg:x="0.198cm" svg:y="0.312cm" presentation:class="title" presentation:user-transformed="true">
          <draw:text-box>
            <text:p>Types of Linking :</text:p>
          </draw:text-box>
        </draw:frame>
        <draw:frame presentation:style-name="pr8" draw:layer="layout" svg:width="18cm" svg:height="9.143cm" svg:x="1.2cm" svg:y="1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Static Linking : The linking that happens during build time is known as Static linking. </text:span></text:p>
              </text:list-item>
              <text:list-item>
                <text:p><text:span text:style-name="T5">Static Linking is the result of the linker copying all library routines used in the program into the executable image.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7" draw:layer="layout" svg:width="18.202cm" svg:height="0.888cm" svg:x="0.198cm" svg:y="0.312cm" presentation:class="title" presentation:user-transformed="true">
          <draw:text-box>
            <text:p>Types of Linking :</text:p>
          </draw:text-box>
        </draw:frame>
        <draw:frame presentation:style-name="pr8" draw:layer="layout" svg:width="18cm" svg:height="9.143cm" svg:x="1.2cm" svg:y="1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Dynamic Linking : linking takes place at run time when both executable file and libraries are placed in the memory.</text:span></text:p>
              </text:list-item>
              <text:list-item>
                <text:p><text:span text:style-name="T5">Dynamic linking - several programs use a single copy of an executable modul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198cm" svg:y="0.312cm" presentation:class="title" presentation:user-transformed="true">
          <draw:text-box>
            <text:p>What do Linkers do ?</text:p>
          </draw:text-box>
        </draw:frame>
        <draw:frame presentation:style-name="pr8" draw:layer="layout" svg:width="18cm" svg:height="9.143cm" svg:x="1.2cm" svg:y="1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ommon sections combining.</text:span></text:p>
              </text:list-item>
              <text:list-item>
                <text:p><text:span text:style-name="T5">Association of virtual address.</text:span></text:p>
              </text:list-item>
              <text:list-item>
                <text:p><text:span text:style-name="T5">Symbol resolution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PT_5f_Template9" xml:id="id8" draw:id="id8">
        <office:forms form:automatic-focus="false" form:apply-design-mode="false"/>
        <draw:frame draw:style-name="gr2" draw:text-style-name="P7" draw:layer="layout" svg:width="2.2cm" svg:height="1.195cm" svg:x="20.2cm" svg:y="5.6cm">
          <draw:text-box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10" xml:id="id9" draw:id="id9">
        <office:forms form:automatic-focus="false" form:apply-design-mode="false"/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67</meta:editing-cycles>
    <meta:creation-date>2018-02-13T08:50:50</meta:creation-date>
    <dc:date>2019-06-07T14:05:22.749336067</dc:date>
    <meta:editing-duration>PT5H19M7S</meta:editing-duration>
    <meta:generator>LibreOffice/4.2.7.2$Linux_x86 LibreOffice_project/420m0$Build-2</meta:generator>
    <meta:document-statistic meta:object-count="26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